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9da9c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1pt" officeooo:rsid="00087b45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officeooo:rsid="00232872"/>
    </style:style>
    <style:style style:name="T2" style:family="text">
      <style:text-properties fo:color="#ff0000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officeooo:rsid="00087b45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<text:span text:style-name="T5">3</text:span>-<text:span text:style-name="T5">1</text:span>.vbs</text:p>
      <text:p text:style-name="P7"/>
      <text:p text:style-name="P9"><text:span text:style-name="T3">Dim</text:span><text:span text:style-name="T6"> max</text:span></text:p>
      <text:p text:style-name="P9"><text:span text:style-name="T6">max = </text:span><text:span text:style-name="T3">CInt</text:span><text:span text:style-name="T6">(InputBox(</text:span><text:span text:style-name="T4">"Please enter the number you want to count to:"</text:span><text:span text:style-name="T6">))</text:span></text:p>
      <text:p text:style-name="P11"/>
      <text:p text:style-name="P9"><text:span text:style-name="T6">MsgBox </text:span><text:span text:style-name="T4">"Let's print all numbers from 1 to "</text:span><text:span text:style-name="T6"> &amp; max</text:span></text:p>
      <text:p text:style-name="P11"/>
      <text:p text:style-name="P9"><text:span text:style-name="T3">For</text:span><text:span text:style-name="T6"> counter = 1 </text:span><text:span text:style-name="T3">To</text:span><text:span text:style-name="T6"> max</text:span></text:p>
      <text:p text:style-name="P9"><text:span text:style-name="T6"><text:s text:c="2"/>MsgBox </text:span><text:span text:style-name="T4">"counter="</text:span><text:span text:style-name="T6"> &amp; counter</text:span></text:p>
      <text:p text:style-name="P14">Next</text:p>
      <text:p text:style-name="P11"/>
      <text:p text:style-name="P9"><text:span text:style-name="T6">MsgBox </text:span><text:span text:style-name="T4">"Let's print all ODD numbers from 1 to "</text:span><text:span text:style-name="T6"> &amp; max</text:span></text:p>
      <text:p text:style-name="P11"/>
      <text:p text:style-name="P9"><text:span text:style-name="T3">For</text:span><text:span text:style-name="T6"> counter = 1 </text:span><text:span text:style-name="T3">To</text:span><text:span text:style-name="T6"> max </text:span><text:span text:style-name="T3">Step</text:span><text:span text:style-name="T6"> 2</text:span></text:p>
      <text:p text:style-name="P9"><text:span text:style-name="T6"><text:s text:c="2"/>MsgBox </text:span><text:span text:style-name="T4">"counter="</text:span><text:span text:style-name="T6"> &amp; counter</text:span></text:p>
      <text:p text:style-name="P14">Next</text:p>
      <text:p text:style-name="P14"/>
      <text:p text:style-name="P4">–---------------------------------------------------------------------------------------------------------------------------------------------</text:p>
      <text:p text:style-name="P5"/>
      <text:p text:style-name="P5">Example<text:span text:style-name="T5">3</text:span>-<text:span text:style-name="T5">2</text:span>.vbs</text:p>
      <text:p text:style-name="P6"/>
      <text:p text:style-name="P3"><text:span text:style-name="T3">Dim</text:span> max, counter</text:p>
      <text:p text:style-name="P3">max = <text:span text:style-name="T3">CInt</text:span>(InputBox(<text:span text:style-name="T4">"Please enter the number you want to count to:"</text:span>))</text:p>
      <text:p text:style-name="P3"/>
      <text:p text:style-name="P3">MsgBox <text:span text:style-name="T4">"Let's print all numbers from 1 to "</text:span> &amp; max</text:p>
      <text:p text:style-name="P3">counter = <text:span text:style-name="T2">1</text:span></text:p>
      <text:p text:style-name="P3"/>
      <text:p text:style-name="P3"><text:span text:style-name="T3">Do</text:span> <text:span text:style-name="T3">While</text:span> counter &lt;= <text:span text:style-name="T2">3</text:span></text:p>
      <text:p text:style-name="P3"><text:s text:c="2"/>MsgBox <text:span text:style-name="T4">"counter="</text:span> &amp; counter</text:p>
      <text:p text:style-name="P3"><text:s text:c="2"/>counter = counter + <text:span text:style-name="T2">1</text:span></text:p>
      <text:p text:style-name="P15">Loop</text:p>
      <text:p text:style-name="P3"/>
      <text:p text:style-name="P3">MsgBox <text:span text:style-name="T4">"Done"</text:span></text:p>
      <text:p text:style-name="P11"/>
      <text:p text:style-name="P12">–---------------------------------------------------------------------------------------------------------------------------------------------</text:p>
      <text:p text:style-name="P13"/>
      <text:p text:style-name="P8"><text:span text:style-name="T7">Example</text:span><text:span text:style-name="T8">3</text:span><text:span text:style-name="T7">-</text:span><text:span text:style-name="T8">3</text:span><text:span text:style-name="T7">.vbs</text:span></text:p>
      <text:p text:style-name="P12"/>
      <text:p text:style-name="P10"><text:span text:style-name="T3">Dim</text:span><text:span text:style-name="T7"> number</text:span></text:p>
      <text:p text:style-name="P12"/>
      <text:p text:style-name="P15">Do</text:p>
      <text:p text:style-name="P10"><text:span text:style-name="T7"><text:s text:c="2"/>number = InputBox(</text:span><text:span text:style-name="T4">"Please enter a number:"</text:span><text:span text:style-name="T7">)</text:span></text:p>
      <text:p text:style-name="P16">'Change While Not to Until</text:p>
      <text:p text:style-name="P10"><text:span text:style-name="T3">Loop</text:span><text:span text:style-name="T7"> </text:span><text:span text:style-name="T3">While</text:span><text:span text:style-name="T7"> </text:span><text:span text:style-name="T3">Not</text:span><text:span text:style-name="T7"> IsNumeric(number)</text:span></text:p>
      <text:p text:style-name="P12"/>
      <text:p text:style-name="P10"><text:span text:style-name="T7">MsgBox </text:span><text:span text:style-name="T4">"Now the text can be converted to a number"</text:span></text:p>
      <text:p text:style-name="P10"><text:span text:style-name="T7">number = </text:span><text:span text:style-name="T3">CInt</text:span><text:span text:style-name="T7">(number)</text:span></text:p>
      <text:p text:style-name="P12"/>
      <text:p text:style-name="P10"><text:span text:style-name="T7">MsgBox number &amp; </text:span><text:span text:style-name="T4">"+"</text:span><text:span text:style-name="T7"> &amp; number &amp; </text:span><text:span text:style-name="T4">"="</text:span><text:span text:style-name="T7"> &amp; number +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9da9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1:49.011000000</dc:date>
    <meta:editing-duration>PT1M44S</meta:editing-duration>
    <meta:editing-cycles>7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34" meta:word-count="169" meta:character-count="1251" meta:non-whitespace-character-count="1058"/>
  </office:meta>
</office:document-meta>
</file>